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7000000061CC6B35A2FD0F8FF.png" manifest:media-type="image/png"/>
  <manifest:file-entry manifest:full-path="Pictures/100015CE0000032C00000100176E517B5708B729.svg" manifest:media-type="image/svg+xml"/>
  <manifest:file-entry manifest:full-path="Pictures/100002010000001F0000000A6FD4D615F4DC9C46.png" manifest:media-type="image/png"/>
  <manifest:file-entry manifest:full-path="Pictures/10000675000000E2000000F0DD0B73A391036E5A.svg" manifest:media-type="image/svg+xml"/>
  <manifest:file-entry manifest:full-path="Pictures/1000020100000006000000096A769C8FCC18C200.png" manifest:media-type="image/png"/>
  <manifest:file-entry manifest:full-path="Pictures/1000020100000009000000097A17B8CA49DB562B.png" manifest:media-type="image/png"/>
  <manifest:file-entry manifest:full-path="Pictures/100006D8000000AF0000009FB5C8ADC5528D1CAC.svg" manifest:media-type="image/svg+xml"/>
  <manifest:file-entry manifest:full-path="Pictures/100002010000000A0000000A1AC5B03664F371B2.png" manifest:media-type="image/png"/>
  <manifest:file-entry manifest:full-path="Pictures/1000059B0000010B00000100FD121BDC777C45E0.svg" manifest:media-type="image/svg+xml"/>
  <manifest:file-entry manifest:full-path="Pictures/100005CE00000092000000F808108AEE1BFAE6B5.svg" manifest:media-type="image/svg+xml"/>
  <manifest:file-entry manifest:full-path="Pictures/10001349000003A20000015F6BA81B89985B914D.svg" manifest:media-type="image/svg+xml"/>
  <manifest:file-entry manifest:full-path="Pictures/10000201000000230000000D47051E794ACAF9EC.png" manifest:media-type="image/png"/>
  <manifest:file-entry manifest:full-path="Pictures/100012F2000003C10000017A7648727B7C24A29E.svg" manifest:media-type="image/svg+xml"/>
  <manifest:file-entry manifest:full-path="Pictures/10000201000000240000000E9A7437C19F99B9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2cm" draw:marker-end-width="0.322cm" draw:fill="none" draw:opacity="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53cm" svg:stroke-color="#000000" draw:marker-start-width="0.28cm" draw:marker-end="Arrow_20_concave" draw:marker-end-width="0.38cm" draw:fill="solid" draw:textarea-vertical-align="middle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53cm" svg:stroke-color="#000000" draw:marker-start-width="0.28cm" draw:marker-end="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opacity="0%" draw:textarea-horizontal-align="justify" draw:textarea-vertical-align="middle" draw:auto-grow-height="false" fo:min-height="6.302cm" fo:min-width="2.11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opacity="0%" draw:opacity-name="" draw:textarea-horizontal-align="justify" draw:textarea-vertical-align="middle" draw:auto-grow-height="false" fo:min-height="6.937cm" fo:min-width="11.64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opacity="0%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 xml:id="id3" draw:id="id3">
              <draw:g>
                <svg:title>TexMaths</svg:title>
                <svg:desc>15§latex§$RGB$§svg§600§FALSE§</svg:desc>
                <draw:frame draw:style-name="gr1" draw:text-style-name="P1" draw:layer="layout" svg:width="1.217cm" svg:height="0.383cm" svg:x="0.758cm" svg:y="3.193cm">
                  <draw:image xlink:href="Pictures/100015CE0000032C00000100176E517B5708B729.svg" xlink:type="simple" xlink:show="embed" xlink:actuate="onLoad" loext:mime-type="image/svg+xml">
                    <text:p/>
                  </draw:image>
                  <draw:image xlink:href="Pictures/100002010000001F0000000A6FD4D615F4DC9C46.png" xlink:type="simple" xlink:show="embed" xlink:actuate="onLoad" loext:mime-type="image/png"/>
                </draw:frame>
              </draw:g>
              <draw:custom-shape draw:style-name="gr2" draw:text-style-name="P2" xml:id="id1" draw:id="id1" draw:layer="layout" svg:width="2.032cm" svg:height="1.27cm" svg:x="0.358cm" svg:y="2.893cm">
                <text:p/>
                <draw:enhanced-geometry svg:viewBox="0 0 21600 21600" draw:type="rectangle" draw:enhanced-path="M 0 0 L 21600 0 21600 21600 0 21600 0 0 Z N"/>
              </draw:custom-shape>
            </draw:g>
            <draw:g xml:id="id5" draw:id="id5">
              <draw:custom-shape draw:style-name="gr2" draw:text-style-name="P2" xml:id="id11" draw:id="id11" draw:layer="layout" svg:width="2.032cm" svg:height="1.27cm" svg:x="3.392cm" svg:y="0.62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4cm" svg:height="0.359cm" svg:x="3.792cm" svg:y="0.928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g xml:id="id2" draw:id="id2">
              <draw:g>
                <svg:title>TexMaths</svg:title>
                <svg:desc>15§latex§$b$§svg§600§FALSE§</svg:desc>
                <draw:frame draw:style-name="gr1" draw:text-style-name="P1" draw:layer="layout" svg:width="0.218cm" svg:height="0.371cm" svg:x="3.792cm" svg:y="5.456cm">
                  <draw:image xlink:href="Pictures/100005CE00000092000000F808108AEE1BFAE6B5.svg" xlink:type="simple" xlink:show="embed" xlink:actuate="onLoad" loext:mime-type="image/svg+xml">
                    <text:p/>
                  </draw:image>
                  <draw:image xlink:href="Pictures/1000020100000006000000096A769C8FCC18C200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3.392cm" svg:y="5.156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3" draw:text-style-name="P3" draw:layer="layout" draw:type="line" svg:x1="2.39cm" svg:y1="3.528cm" svg:x2="3.392cm" svg:y2="5.791cm" draw:start-shape="id1" draw:start-glue-point="1" draw:end-shape="id2" draw:end-glue-point="3" svg:d="M2390 3528l1002 2263" svg:viewBox="0 0 1003 2264">
              <text:p/>
            </draw:connector>
            <draw:connector draw:style-name="gr3" draw:text-style-name="P3" draw:layer="layout" draw:type="line" svg:x1="2.39cm" svg:y1="3.528cm" svg:x2="3.392cm" svg:y2="3.528cm" draw:start-shape="id3" draw:start-glue-point="1" draw:end-shape="id4" draw:end-glue-point="3" svg:d="M2390 3528h1002" svg:viewBox="0 0 1003 1">
              <text:p/>
            </draw:connector>
            <draw:connector draw:style-name="gr3" draw:text-style-name="P3" draw:layer="layout" draw:type="line" svg:x1="2.39cm" svg:y1="3.528cm" svg:x2="3.392cm" svg:y2="1.263cm" draw:start-shape="id1" draw:start-glue-point="1" draw:end-shape="id5" draw:end-glue-point="3" svg:d="M2390 3528l1002-2265" svg:viewBox="0 0 1003 2266">
              <text:p/>
            </draw:connector>
            <draw:g xml:id="id7" draw:id="id7">
              <draw:custom-shape draw:style-name="gr2" draw:text-style-name="P2" xml:id="id8" draw:id="id8" draw:layer="layout" svg:width="2.032cm" svg:height="1.27cm" svg:x="6.447cm" svg:y="4.156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C$§svg§600§FALSE§</svg:desc>
                <draw:frame draw:style-name="gr1" draw:text-style-name="P1" draw:layer="layout" svg:width="0.399cm" svg:height="0.383cm" svg:x="6.847cm" svg:y="4.456cm">
                  <draw:image xlink:href="Pictures/1000059B0000010B00000100FD121BDC777C45E0.svg" xlink:type="simple" xlink:show="embed" xlink:actuate="onLoad" loext:mime-type="image/svg+xml">
                    <text:p/>
                  </draw:image>
                  <draw:image xlink:href="Pictures/100002010000000A0000000A1AC5B03664F371B2.png" xlink:type="simple" xlink:show="embed" xlink:actuate="onLoad" loext:mime-type="image/png"/>
                </draw:frame>
              </draw:g>
            </draw:g>
            <draw:g xml:id="id9" draw:id="id9">
              <draw:g>
                <svg:title>TexMaths</svg:title>
                <svg:desc>15§latex§$\mathrm{Re}(C)$§svg§600§FALSE§</svg:desc>
                <draw:frame draw:style-name="gr1" draw:text-style-name="P1" draw:layer="layout" svg:width="1.394cm" svg:height="0.525cm" svg:x="9.961cm" svg:y="3.193cm">
                  <draw:image xlink:href="Pictures/10001349000003A20000015F6BA81B89985B914D.svg" xlink:type="simple" xlink:show="embed" xlink:actuate="onLoad" loext:mime-type="image/svg+xml">
                    <text:p/>
                  </draw:image>
                  <draw:image xlink:href="Pictures/10000201000000230000000D47051E794ACAF9EC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9.561cm" svg:y="2.893cm">
                <text:p/>
                <draw:enhanced-geometry svg:viewBox="0 0 21600 21600" draw:type="rectangle" draw:enhanced-path="M 0 0 L 21600 0 21600 21600 0 21600 0 0 Z N"/>
              </draw:custom-shape>
            </draw:g>
            <draw:g xml:id="id10" draw:id="id10">
              <draw:g>
                <svg:title>TexMaths</svg:title>
                <svg:desc>15§latex§$\mathrm{Im}(C)$§svg§600§FALSE§</svg:desc>
                <draw:frame draw:style-name="gr1" draw:text-style-name="P1" draw:layer="layout" svg:width="1.44cm" svg:height="0.566cm" svg:x="9.961cm" svg:y="5.456cm">
                  <draw:image xlink:href="Pictures/100012F2000003C10000017A7648727B7C24A29E.svg" xlink:type="simple" xlink:show="embed" xlink:actuate="onLoad" loext:mime-type="image/svg+xml">
                    <text:p/>
                  </draw:image>
                  <draw:image xlink:href="Pictures/10000201000000240000000E9A7437C19F99B956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9.561cm" svg:y="5.156cm">
                <text:p/>
                <draw:enhanced-geometry svg:viewBox="0 0 21600 21600" draw:type="rectangle" draw:enhanced-path="M 0 0 L 21600 0 21600 21600 0 21600 0 0 Z N"/>
              </draw:custom-shape>
            </draw:g>
            <draw:g xml:id="id12" draw:id="id12">
              <draw:custom-shape draw:style-name="gr2" draw:text-style-name="P2" draw:layer="layout" svg:width="2.032cm" svg:height="1.27cm" svg:x="9.561cm" svg:y="0.628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8cm" svg:height="0.359cm" svg:x="9.961cm" svg:y="0.928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connector draw:style-name="gr4" draw:text-style-name="P3" draw:layer="layout" draw:type="line" svg:x1="5.424cm" svg:y1="3.528cm" svg:x2="6.447cm" svg:y2="4.791cm" draw:start-shape="id6" draw:start-glue-point="1" draw:end-shape="id7" draw:end-glue-point="3" svg:d="M5424 3528l1023 1263" svg:viewBox="0 0 1024 1264">
              <text:p/>
            </draw:connector>
            <draw:connector draw:style-name="gr4" draw:text-style-name="P3" draw:layer="layout" draw:type="line" svg:x1="6.447cm" svg:y1="4.791cm" svg:x2="5.424cm" svg:y2="5.791cm" draw:start-shape="id7" draw:start-glue-point="3" draw:end-shape="id2" draw:end-glue-point="1" svg:d="M6447 4791l-1023 1000" svg:viewBox="0 0 1024 1001">
              <text:p/>
            </draw:connector>
            <draw:connector draw:style-name="gr4" draw:text-style-name="P3" draw:layer="layout" draw:type="line" svg:x1="8.479cm" svg:y1="4.791cm" svg:x2="9.561cm" svg:y2="3.528cm" draw:start-shape="id8" draw:start-glue-point="1" draw:end-shape="id9" draw:end-glue-point="3" svg:d="M8479 4791l1082-1263" svg:viewBox="0 0 1083 1264">
              <text:p/>
            </draw:connector>
            <draw:connector draw:style-name="gr4" draw:text-style-name="P3" draw:layer="layout" draw:type="line" svg:x1="8.479cm" svg:y1="4.791cm" svg:x2="9.561cm" svg:y2="5.791cm" draw:start-shape="id8" draw:start-glue-point="1" draw:end-shape="id10" draw:end-glue-point="3" svg:d="M8479 4791l1082 1000" svg:viewBox="0 0 1083 1001">
              <text:p/>
            </draw:connector>
            <draw:connector draw:style-name="gr4" draw:text-style-name="P3" draw:layer="layout" draw:type="line" svg:x1="5.424cm" svg:y1="1.263cm" svg:x2="9.561cm" svg:y2="1.263cm" draw:start-shape="id11" draw:start-glue-point="1" draw:end-shape="id12" draw:end-glue-point="3" svg:d="M5424 1263h4137" svg:viewBox="0 0 4138 1">
              <text:p/>
            </draw:connector>
            <draw:custom-shape draw:style-name="gr5" draw:text-style-name="P2" draw:layer="layout" svg:width="2.667cm" svg:height="6.604cm" svg:x="9.244cm" svg:y="0.355cm">
              <text:p/>
              <draw:enhanced-geometry svg:viewBox="0 0 21600 21600" draw:type="rectangle" draw:enhanced-path="M 0 0 L 21600 0 21600 21600 0 21600 0 0 Z N"/>
            </draw:custom-shape>
            <draw:g xml:id="id4" draw:id="id4">
              <draw:g>
                <svg:title>TexMaths</svg:title>
                <svg:desc>15§latex§$a$§svg§600§FALSE§</svg:desc>
                <draw:frame draw:style-name="gr1" draw:text-style-name="P1" draw:layer="layout" svg:width="0.261cm" svg:height="0.237cm" svg:x="3.792cm" svg:y="3.193cm">
                  <draw:image xlink:href="Pictures/100006D8000000AF0000009FB5C8ADC5528D1CAC.svg" xlink:type="simple" xlink:show="embed" xlink:actuate="onLoad" loext:mime-type="image/svg+xml">
                    <text:p/>
                  </draw:image>
                  <draw:image xlink:href="Pictures/1000020100000007000000061CC6B35A2FD0F8FF.png" xlink:type="simple" xlink:show="embed" xlink:actuate="onLoad" loext:mime-type="image/png"/>
                </draw:frame>
              </draw:g>
              <draw:custom-shape draw:style-name="gr2" draw:text-style-name="P2" xml:id="id6" draw:id="id6" draw:layer="layout" svg:width="2.032cm" svg:height="1.27cm" svg:x="3.392cm" svg:y="2.89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6" draw:text-style-name="P4" draw:layer="layout" svg:width="12.192cm" svg:height="7.239cm" svg:x="0.038cm" svg:y="0.03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268cm" fo:page-height="7.3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3:33:29.513034000</meta:creation-date>
    <dc:date>2021-01-25T14:56:31.041447643</dc:date>
    <meta:editing-duration>PT1M27S</meta:editing-duration>
    <meta:editing-cycles>2</meta:editing-cycles>
    <meta:generator>LibreOffice/6.4.6.2$Linux_X86_64 LibreOffice_project/40$Build-2</meta:generator>
    <meta:document-statistic meta:object-count="44"/>
  </office:meta>
</office:document-meta>
</file>